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inherit" svg:font-family="inherit"/>
    <style:font-face style:name="monospace" svg:font-family="monospace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70707" style:font-name="monospace" fo:font-size="10.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70707" style:font-name="monospace" fo:font-size="8pt" fo:letter-spacing="normal" fo:font-style="normal" fo:font-weight="normal" style:font-size-asian="8pt" style:font-size-complex="8pt"/>
    </style:style>
    <style:style style:name="T1" style:family="text">
      <style:text-properties style:font-name="inherit"/>
    </style:style>
    <style:style style:name="T2" style:family="text">
      <style:text-properties fo:color="#666666" style:font-name="inherit"/>
    </style:style>
    <style:style style:name="T3" style:family="text">
      <style:text-properties fo:color="#008000" style:font-name="inherit"/>
    </style:style>
    <style:style style:name="T4" style:family="text">
      <style:text-properties fo:color="#19177c" style:font-name="inher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text:span text:style-name="T2"/></text:p>
      <text:p text:style-name="P2"><text:span text:style-name="T2"/></text:p>
      <text:p text:style-name="P2"><text:span text:style-name="T2">//Ejercicio ciclo for 1</text:span></text:p>
      <text:p text:style-name="P2"><text:span text:style-name="T2"/></text:p>
      <text:p text:style-name="P2"><text:span text:style-name="T2">DetalleEjercicios.</text:span><text:span text:style-name="T1">create(</text:span><text:span text:style-name="T3">IdModulo</text:span><text:span text:style-name="T1">:4, </text:span>Ejercicio<text:span text:style-name="T4">:1, Orden:1, LInea:”clase publica Ejercicio1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</text:span>Ejercicio<text:span text:style-name="T4">:1, Orden:2, LInea:”metodo principal(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3, LInea:”variable i tipo enter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4, LInea:”i = 0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5, LInea:”imprime("Estoy dentro del bloque"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6, LInea:”repite mientras i &gt; 0 sea ciert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7, LInea:”fin_repite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8, LInea:”termina_metod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9, LInea:”termina_clase” </text:span><text:span text:style-name="T1">)</text:span></text:p>
      <text:p text:style-name="P2"><text:span text:style-name="T1"/></text:p>
      <text:p text:style-name="P2"><text:span text:style-name="T1">//Ejercicio ciclo for 2</text:span></text:p>
      <text:p text:style-name="P2"><text:span text:style-name="T1"/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, LInea:”clase publica Ejercicio5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2, LInea:”metodo principal(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3, LInea:”variable i tipo enter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4, LInea:”i = 0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5, LInea:”repite mientras i &gt; 0 sea ciert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6, LInea:”imprime("Estoy dentro del bloque"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7, LInea:”fin_repite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8, LInea:”termina_metod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9, LInea:”termina_clase” </text:span><text:span text:style-name="T1">)</text:span></text:p>
      <text:p text:style-name="P2"><text:span text:style-name="T1"/></text:p>
      <text:p text:style-name="P2"><text:span text:style-name="T1"/></text:p>
      <text:p text:style-name="P2"><text:span text:style-name="T2">//Ejercicio condicionales <text:s/>1</text:span></text:p>
      <text:p text:style-name="P2"><text:span text:style-name="T2"/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, LInea:”clase publica Ejercicio8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2, LInea:”metodo principal(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3, LInea:”variable i tipo logic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4, LInea:”variable j tipo logic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5, LInea:”variable k tipo enter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6, LInea:”i = ciert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7, LInea:”j = fals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8, LInea:”k = 10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9, LInea:”si ((k == 10) &amp;&amp; (j)) es ciert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0, LInea:”entonces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1, LInea:”k--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2, LInea:”fin_si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3, LInea:”si ((i) || (k == 9)) es ciert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4, LInea:”entonces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5, LInea:”k--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6, LInea:”k--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7, LInea:”fin_si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8, LInea:”imprime("k = " + k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9, LInea:”termina_metod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20, LInea:”termina_clase” </text:span><text:span text:style-name="T1">)</text:span></text:p>
      <text:p text:style-name="P2"><text:span text:style-name="T1"/></text:p>
      <text:p text:style-name="P2"><text:span text:style-name="T2">//Ejercicio ALternativa Multiple 1</text:span></text:p>
      <text:p text:style-name="P2"><text:span text:style-name="T2"/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, LInea:”clase publica AlternativaMultiple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2, LInea:”metodo dias(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3, LInea:”variable var tipo cadena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4, LInea:”segun var hacer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5, LInea:”caso 1: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6, LInea:”imprime("mensaje 1: dia lunes"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7, LInea:”caso 2: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8, LInea:”imprime("mensaje 2: dia martes"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9, LInea:”caso 3: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0, LInea:”imprime("mensaje 3: dia miercoles"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1, LInea:”por defecto: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2, LInea:”imprime("default")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3, LInea:”fin_segun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4, LInea:”termina_metodo” </text:span><text:span text:style-name="T1">)</text:span></text:p>
      <text:p text:style-name="P2"><text:span text:style-name="T2">DetalleEjercicios.</text:span><text:span text:style-name="T1">create(</text:span><text:span text:style-name="T3">IdModulo</text:span><text:span text:style-name="T1">:4, Ejercicio</text:span><text:span text:style-name="T4">:1, Orden:15, LInea:”termina_clase” </text:span><text:span text:style-name="T1">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inherit" svg:font-family="inherit"/>
    <style:font-face style:name="monospace" svg:font-family="monospace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dmi </meta:initial-creator>
    <meta:creation-date>2012-11-21T18:43:08</meta:creation-date>
    <dc:date>2012-11-21T22:21:42</dc:date>
    <dc:creator>sodmi </dc:creator>
    <meta:editing-duration>PT21M1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57" meta:word-count="374" meta:character-count="4673" meta:non-whitespace-character-count="4358"/>
  </office:meta>
</office:document-meta>
</file>